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367cm" fo:margin-right="0cm" fo:margin-top="0cm" fo:margin-bottom="0cm" style:line-height-at-least="0.529cm" fo:text-align="justify" style:justify-single-word="false" fo:text-indent="-0.635cm" style:auto-text-indent="false" style:snap-to-layout-grid="false">
        <style:tab-stops>
          <style:tab-stop style:position="0cm"/>
        </style:tab-stops>
      </style:paragraph-properties>
    </style:style>
    <style:style style:name="P2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1.367cm" fo:margin-right="0cm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.21cm" fo:line-height="100%" fo:text-align="justify" style:justify-single-word="false" fo:text-indent="1.199cm" style:auto-text-indent="false" style:snap-to-layout-grid="false">
        <style:tab-stops>
          <style:tab-stop style:position="0cm"/>
        </style:tab-stops>
      </style:paragraph-properties>
    </style:style>
    <style:style style:name="P5" style:family="paragraph" style:parent-style-name="Standard">
      <style:paragraph-properties fo:margin-left="0.499cm" fo:margin-right="0cm" fo:margin-top="0cm" fo:margin-bottom="0.21cm" fo:line-height="100%" fo:text-align="justify" style:justify-single-word="false" fo:text-indent="1.319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6" style:family="paragraph" style:parent-style-name="Text_20_body">
      <style:paragraph-properties fo:margin-left="0cm" fo:margin-right="-0.778cm" fo:margin-top="0.423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margin-top="0cm" fo:margin-bottom="0cm" style:line-height-at-least="0.529cm" fo:text-align="center" style:justify-single-word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8" style:family="paragraph" style:parent-style-name="Standard">
      <style:paragraph-properties fo:margin-left="1.367cm" fo:margin-right="0cm" fo:margin-top="0cm" fo:margin-bottom="0cm" style:line-height-at-least="0.529cm" fo:text-align="justify" style:justify-single-word="false" fo:text-indent="-0.635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margin-top="0cm" fo:margin-bottom="0.21cm" fo:line-height="10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0" style:family="paragraph" style:parent-style-name="Standard" style:list-style-name="L1">
      <style:paragraph-properties fo:margin-top="0cm" fo:margin-bottom="0.21cm" fo:line-height="10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1" style:family="paragraph" style:parent-style-name="Heading_20_1">
      <style:paragraph-properties fo:margin-left="-1.251cm" fo:margin-right="-0.778cm" fo:margin-top="0.212cm" fo:margin-bottom="0.212cm" style:line-height-at-least="0.529cm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fo:font-size="14pt" fo:language="ru" fo:country="RU" fo:font-style="normal" fo:font-weight="bold" style:font-size-asian="14pt" style:font-style-asian="normal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.212cm" fo:margin-bottom="0.212cm" fo:line-height="150%" fo:text-align="center" style:justify-single-word="false" fo:text-indent="0.953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italic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1.251cm" style:auto-text-indent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4" style:family="paragraph" style:parent-style-name="Text_20_body" style:list-style-name="L2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</style:style>
    <style:style style:name="P15" style:family="paragraph" style:parent-style-name="Text_20_body" style:list-style-name="L2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P16" style:family="paragraph" style:parent-style-name="Text_20_body">
      <style:paragraph-properties fo:margin-top="0cm" fo:margin-bottom="0cm" fo:line-height="150%" fo:text-align="justify" style:justify-single-word="false" style:snap-to-layout-grid="false">
        <style:tab-stops>
          <style:tab-stop style:position="0cm"/>
        </style:tab-stops>
      </style:paragraph-properties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4pt" style:font-weight-complex="normal"/>
    </style:style>
    <style:style style:name="T2" style:family="text">
      <style:text-properties fo:color="#000000" fo:font-size="14pt" fo:language="ru" fo:country="RU" fo:font-style="normal" fo:font-weight="normal" style:font-size-asian="14pt" style:font-style-asian="normal" style:font-weight-asian="normal" style:font-size-complex="12pt" style:font-weight-complex="normal"/>
    </style:style>
    <style:style style:name="T3" style:family="text">
      <style:text-properties fo:color="#000000" fo:font-size="14pt" fo:language="ru" fo:country="RU" fo:font-style="normal" style:font-size-asian="14pt" style:font-style-asian="normal" style:font-size-complex="12pt"/>
    </style:style>
    <style:style style:name="T4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weight-complex="normal"/>
    </style:style>
    <style:style style:name="T5" style:family="text">
      <style:text-properties fo:color="#000000" fo:font-size="14pt" fo:language="en" fo:country="US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T6" style:family="text">
      <style:text-properties fo:color="#000000" fo:font-size="14pt" fo:language="en" fo:country="US" fo:font-style="normal" fo:font-weight="bold" style:font-size-asian="14pt" style:font-style-asian="normal" style:font-weight-asian="bold" style:font-size-complex="14pt" style:font-weight-complex="bold"/>
    </style:style>
    <style:style style:name="T7" style:family="text">
      <style:text-properties fo:color="#000000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8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9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italic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en" fo:country="US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language="en" fo:country="US"/>
    </style:style>
    <style:style style:name="T14" style:family="text">
      <style:text-properties style:font-name="Times New Roman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Лабораторная </text:span><text:span text:style-name="T3">работа 2</text:span></text:p>
      <text:h text:style-name="P11" text:outline-level="1">Методические указания</text:h>
      <text:p text:style-name="P7">Определение функций пользователя</text:p>
      <text:p text:style-name="P3">Цель работы: приобрести навыки <text:span text:style-name="T10">создания и </text:span>использования функций пользователя в <text:span text:style-name="T11">Lisp.</text:span></text:p>
      <text:p text:style-name="P1"><text:span text:style-name="T6">Задачи работы</text:span><text:span text:style-name="T4">: </text:span><text:span text:style-name="T1">изучить способы создания и использования именованных и неименованных функций пользователя для обработки списков.</text:span></text:p>
      <text:p text:style-name="P8"/>
      <text:p text:style-name="P6">Краткие теоретические сведения</text:p>
      <text:p text:style-name="P5">Программа на <text:span text:style-name="T11">Lisp <text:s/></text:span>представляет собой вызов функции на верхнем уровне. Синктаксически программа оформляется в виде <text:span text:style-name="T11">S-</text:span>выражения ( обычно — списка). <text:span text:style-name="T11">S</text:span>-выражение, попавшее на вход системы анализирует функция<text:span text:style-name="T12"> </text:span><text:span text:style-name="T13">eval. S-</text:span><text:span text:style-name="T12">выражение очень часто может быть структурированным. </text:span></text:p>
      <text:p text:style-name="P5"><text:span text:style-name="T12">При создании программы используются стандартные функции </text:span><text:span text:style-name="T13">Lisp, </text:span><text:span text:style-name="T12">которые носят </text:span><text:span text:style-name="T14">частичный характер,</text:span><text:span text:style-name="T12"> и функции пользователя.</text:span> </text:p>
      <text:p text:style-name="P5">Определение<text:span text:style-name="T12"> </text:span>функций<text:span text:style-name="T12"> </text:span>пользователя в<text:span text:style-name="T12"> </text:span><text:span text:style-name="T13">Lisp</text:span><text:span text:style-name="T12">-</text:span>е возможно двумя способами:</text:p>
      <text:list xml:id="list5595521629599592543" text:style-name="L1">
        <text:list-item>
          <text:p text:style-name="P10">с использованием Лямбда-нотаци (функции без имени),</text:p>
        </text:list-item>
        <text:list-item>
          <text:p text:style-name="P9"><text:span text:style-name="T8">с использованием макро определения </text:span><text:span text:style-name="T9">DEFUN</text:span><text:span text:style-name="T8">.</text:span></text:p>
        </text:list-item>
      </text:list>
      <text:p text:style-name="P4"><text:span text:style-name="T7">Вычисление</text:span><text:span text:style-name="T8"> </text:span><text:span text:style-name="T7">функций</text:span><text:span text:style-name="T8"> </text:span><text:span text:style-name="T7">и</text:span><text:span text:style-name="T8"> </text:span><text:span text:style-name="T7">выполнение</text:span><text:span text:style-name="T8"> </text:span><text:span text:style-name="T7">программ</text:span><text:span text:style-name="T8"> </text:span><text:span text:style-name="T7">на</text:span><text:span text:style-name="T8">. </text:span><text:span text:style-name="T7">и</text:span><text:span text:style-name="T8"> </text:span><text:span text:style-name="T7">их</text:span><text:span text:style-name="T8"> </text:span><text:span text:style-name="T7">роль</text:span><text:span text:style-name="T8"> </text:span><text:span text:style-name="T7">в</text:span><text:span text:style-name="T8"> </text:span><text:span text:style-name="T7">функциональном</text:span><text:span text:style-name="T8"> </text:span><text:span text:style-name="T7">программировании</text:span><text:span text:style-name="T8">. </text:span><text:span text:style-name="T7">Вычисление</text:span><text:span text:style-name="T8"> </text:span><text:span text:style-name="T7">функций</text:span><text:span text:style-name="T8"> </text:span><text:span text:style-name="T7">без</text:span><text:span text:style-name="T8"> </text:span><text:span text:style-name="T7">имени может быть выполнено с использованием функционала </text:span><text:span text:style-name="T5">apply</text:span><text:span text:style-name="T8">. </text:span><text:span text:style-name="T7">Правила</text:span><text:span text:style-name="T8"> </text:span><text:span text:style-name="T7">работы</text:span><text:span text:style-name="T8"> </text:span><text:span text:style-name="T7">функции</text:span><text:span text:style-name="T8"> </text:span><text:span text:style-name="T9">eval</text:span><text:span text:style-name="T8">. </text:span><text:span text:style-name="T7">Диаграммы</text:span><text:span text:style-name="T8"> </text:span><text:span text:style-name="T7">выполнения</text:span><text:span text:style-name="T8"> </text:span><text:span text:style-name="T7">функций</text:span><text:span text:style-name="T8">. <text:s/></text:span></text:p>
      <text:p text:style-name="P12">Указания к выполнению работы</text:p>
      <text:p text:style-name="P13">При выполнении лабораторной работы следует </text:p>
      <text:list xml:id="list7778049202044090575" text:style-name="L2">
        <text:list-item>
          <text:p text:style-name="P14"><text:span text:style-name="T8">изучить особенности работы стандартных — базовых функций </text:span><text:span text:style-name="T9">Lisp: Car, Cdr, cons, list, eq, eql, equal (</text:span><text:span text:style-name="T8">знать требования к количеству и структуре параметров, причину формирования того или другого результата, в зависимости от параметров</text:span><text:span text:style-name="T9">), </text:span><text:span text:style-name="T8">назначение квотирования объекта,</text:span></text:p>
        </text:list-item>
        <text:list-item>
          <text:p text:style-name="P15">изучить способы описания и использования функций пользователя с одним, многими параметрами, с произвольным количеством параметров,</text:p>
        </text:list-item>
        <text:list-item>
          <text:p text:style-name="P15">изучить возможности конструирования списков (структур данных и программ) разными способами, сравнить эффективность работы различных функций. <text:s/></text:p>
        </text:list-item>
      </text:list>
      <text:p text:style-name="P16"/>
      <text:p text:style-name="P1"><text:span text:style-name="T1">Отчет </text:span><text:span text:style-name="T2">по лабораторной сдается в письменной форме по окончании работ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91cm" fo:margin-right="0cm" fo:text-align="center" style:justify-single-word="false" fo:text-indent="0.191cm" style:auto-text-indent="false" fo:keep-with-next="always"/>
      <style:text-properties fo:font-size="14pt" fo:font-weight="bold" style:font-size-asian="14pt" style:font-weight-asian="bold" style:font-weight-complex="bold"/>
    </style:style>
    <style:style style:name="WW8Num7z0" style:family="text">
      <style:text-properties style:font-name="Wingdings 2" style:font-name-complex="OpenSymbol"/>
    </style:style>
    <style:style style:name="WW8Num7z1" style:family="text">
      <style:text-properties style:font-name="OpenSymbol" style:font-name-complex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>
      <text:list-level-style-bullet text:level="1" text:style-name="WW8Num7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u7 bmstu</meta:initial-creator>
    <meta:creation-date>2014-03-22T17:08:36.39</meta:creation-date>
    <dc:date>2020-02-06T15:07:07.05</dc:date>
    <meta:editing-duration>PT2H1M30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8" meta:word-count="223" meta:character-count="1779"/>
  </office:meta>
</office:document-meta>
</file>